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13.866cm" table:align="left"/>
    </style:style>
    <style:style style:name="Table2.A" style:family="table-column">
      <style:table-column-properties style:column-width="11.541cm"/>
    </style:style>
    <style:style style:name="Table2.B" style:family="table-column">
      <style:table-column-properties style:column-width="2.325cm"/>
    </style:style>
    <style:style style:name="Table2.A1" style:family="table-cell">
      <style:table-cell-properties style:vertical-align="middle"/>
    </style:style>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00%"/>
    </style:style>
    <style:style style:name="P2" style:family="paragraph" style:parent-style-name="Text_20_body">
      <style:paragraph-properties fo:line-height="100%"/>
      <style:text-properties fo:font-weight="normal" style:font-weight-asian="normal" style:font-weight-complex="normal"/>
    </style:style>
    <style:style style:name="P3" style:family="paragraph" style:parent-style-name="Standard">
      <style:text-properties fo:font-size="14pt" fo:font-weight="bold"/>
    </style:style>
    <style:style style:name="P4" style:family="paragraph" style:parent-style-name="Table_20_Contents">
      <style:paragraph-properties fo:text-align="end"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Standard" style:list-style-name="L5"/>
    <style:style style:name="P7" style:family="paragraph" style:parent-style-name="Standard" style:list-style-name="L5">
      <style:text-properties fo:font-weight="bold" style:font-weight-asian="bold" style:font-weight-complex="bold"/>
    </style:style>
    <style:style style:name="P8" style:family="paragraph" style:parent-style-name="Standard" style:list-style-name="L5">
      <style:paragraph-properties fo:line-height="100%"/>
    </style:style>
    <style:style style:name="P9" style:family="paragraph" style:parent-style-name="Text_20_body">
      <style:paragraph-properties fo:line-height="100%"/>
    </style:style>
    <style:style style:name="P10" style:family="paragraph" style:parent-style-name="Text_20_body" style:list-style-name="L1">
      <style:paragraph-properties fo:line-height="100%"/>
    </style:style>
    <style:style style:name="P11" style:family="paragraph" style:parent-style-name="Text_20_body" style:list-style-name="L2">
      <style:paragraph-properties fo:line-height="100%"/>
    </style:style>
    <style:style style:name="P12" style:family="paragraph" style:parent-style-name="Text_20_body" style:list-style-name="L4">
      <style:paragraph-properties fo:line-height="100%"/>
    </style:style>
    <style:style style:name="P13" style:family="paragraph" style:parent-style-name="Text_20_body" style:list-style-name="L5">
      <style:paragraph-properties fo:line-height="100%"/>
    </style:style>
    <style:style style:name="P14" style:family="paragraph" style:parent-style-name="Text_20_body" style:list-style-name="L6">
      <style:paragraph-properties fo:line-height="100%"/>
    </style:style>
    <style:style style:name="P15" style:family="paragraph" style:parent-style-name="Text_20_body" style:list-style-name="L2">
      <style:paragraph-properties fo:line-height="100%"/>
      <style:text-properties fo:font-weight="normal" style:font-weight-asian="normal" style:font-weight-complex="normal"/>
    </style:style>
    <style:style style:name="P16" style:family="paragraph" style:parent-style-name="Text_20_body" style:list-style-name="L3">
      <style:paragraph-properties fo:line-height="100%"/>
      <style:text-properties style:text-underline-style="solid" style:text-underline-width="auto" style:text-underline-color="font-color" fo:font-weight="bold" style:font-weight-asian="bold" style:font-weight-complex="bold"/>
    </style:style>
    <style:style style:name="P17" style:family="paragraph" style:parent-style-name="Text_20_body" style:list-style-name="L7">
      <style:paragraph-properties fo:line-height="100%"/>
      <style:text-properties style:text-underline-style="solid" style:text-underline-width="auto" style:text-underline-color="font-color" fo:font-weight="bold" style:font-weight-asian="bold" style:font-weight-complex="bold"/>
    </style:style>
    <style:style style:name="P18" style:family="paragraph" style:parent-style-name="Text_20_body" style:list-style-name="L4">
      <style:paragraph-properties fo:line-height="100%"/>
      <style:text-properties fo:font-weight="bold" style:font-weight-asian="bold" style:font-weight-complex="bold"/>
    </style:style>
    <style:style style:name="P19" style:family="paragraph" style:parent-style-name="Text_20_body" style:list-style-name="L6">
      <style:paragraph-properties fo:line-height="100%"/>
      <style:text-properties fo:font-weight="bold" style:font-weight-asian="bold" style:font-weight-complex="bold"/>
    </style:style>
    <style:style style:name="P20" style:family="paragraph" style:parent-style-name="Text_20_body">
      <style:paragraph-properties fo:line-height="100%"/>
      <style:text-properties style:text-underline-style="none" fo:font-weight="normal" style:font-weight-asian="normal" style:font-weight-complex="normal"/>
    </style:style>
    <style:style style:name="P21" style:family="paragraph" style:parent-style-name="Text_20_body" style:list-style-name="L3">
      <style:paragraph-properties fo:line-height="100%"/>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2" table:style-name="Table2">
        <table:table-column table:style-name="Table2.A"/>
        <table:table-column table:style-name="Table2.B"/>
        <table:table-row>
          <table:table-cell table:style-name="Table2.A1" office:value-type="string">
            <text:p text:style-name="P3">Design of a Berkeley DB Python3 Application</text:p>
          </table:table-cell>
          <table:table-cell table:style-name="Table2.A1" office:value-type="string">
            <text:p text:style-name="P4"><draw:a xlink:type="simple" xlink:href="http://writing.engr.psu.edu/workbooks/design.html"><draw:frame draw:style-name="fr1" draw:name="graphics1" text:anchor-type="as-char" svg:width="0.804cm" svg:height="0.804cm" draw:z-index="0"><draw:image xlink:href="http://writing.engr.psu.edu/pictures/back.gif" xlink:type="simple" xlink:show="embed" xlink:actuate="onLoad"/></draw:frame></draw:a></text:p>
          </table:table-cell>
        </table:table-row>
      </table:table>
      <text:p text:style-name="P1"><draw:frame draw:style-name="fr1" draw:name="graphics2" text:anchor-type="as-char" svg:width="13.866cm" svg:height="0.099cm" draw:z-index="1"><draw:image xlink:href="http://writing.engr.psu.edu/pictures/bar1.gif" xlink:type="simple" xlink:show="embed" xlink:actuate="onLoad"/></draw:frame></text:p>
      <text:p text:style-name="P1">Introduction:</text:p>
      <text:p text:style-name="P1">This report presents a design of a command line Berkeley DB application done using the python3 programming language and its Python3 module ‘bsddb3’.</text:p>
      <text:p text:style-name="P1">This Berkeley DB application is designed by <text:span text:style-name="T1">Brad Harrison</text:span>, <text:span text:style-name="T1">Emmett Underhill</text:span>, and <text:span text:style-name="T1">Ryan Satyabrata</text:span> for the class CMPUT 291: Introduction to Databases in the University of Alberta.</text:p>
      <text:p text:style-name="P1">The application allows a user to interact with the Berkeley DB in such a way to <text:span text:style-name="T1">create and populate a Berkeley DB</text:span>, <text:span text:style-name="T1">retrieve records given a key or data</text:span>, <text:span text:style-name="T1">perform a ranged search</text:span>, and to <text:span text:style-name="T1">destroy the database</text:span>. Average times in <text:span text:style-name="T2">microseconds</text:span> were recorded for each type of query after being queried four times through each type of database, and the average times are listed in the table found below:</text:p>
      <text:p text:style-name="P1"/>
      <table:table table:name="Table1" table:style-name="Table1">
        <table:table-column table:style-name="Table1.A" table:number-columns-repeated="3"/>
        <table:table-column table:style-name="Table1.D"/>
        <table:table-row>
          <table:table-cell table:style-name="Table1.A1" office:value-type="string">
            <text:p text:style-name="P5">Queries</text:p>
          </table:table-cell>
          <table:table-cell table:style-name="Table1.A1" office:value-type="string">
            <text:p text:style-name="P5">B-Tree</text:p>
          </table:table-cell>
          <table:table-cell table:style-name="Table1.A1" office:value-type="string">
            <text:p text:style-name="P5">Hash-Table</text:p>
          </table:table-cell>
          <table:table-cell table:style-name="Table1.D1" office:value-type="string">
            <text:p text:style-name="P5">IndexFile</text:p>
          </table:table-cell>
        </table:table-row>
        <table:table-row>
          <table:table-cell table:style-name="Table1.A2" office:value-type="string">
            <text:p text:style-name="P5">Key Search</text:p>
          </table:table-cell>
          <table:table-cell table:style-name="Table1.A2" office:value-type="string">
            <text:p text:style-name="Table_20_Contents">80</text:p>
          </table:table-cell>
          <table:table-cell table:style-name="Table1.A2" office:value-type="string">
            <text:p text:style-name="Table_20_Contents">37</text:p>
          </table:table-cell>
          <table:table-cell table:style-name="Table1.D2" office:value-type="string">
            <text:p text:style-name="Table_20_Contents">82(Used B-Tree of [key_data] instead of IndexFile as per implementation details)</text:p>
          </table:table-cell>
        </table:table-row>
        <table:table-row>
          <table:table-cell table:style-name="Table1.A2" office:value-type="string">
            <text:p text:style-name="P5">Data Search</text:p>
          </table:table-cell>
          <table:table-cell table:style-name="Table1.A2" office:value-type="string">
            <text:p text:style-name="Table_20_Contents">448922</text:p>
          </table:table-cell>
          <table:table-cell table:style-name="Table1.A2" office:value-type="string">
            <text:p text:style-name="Table_20_Contents">589090</text:p>
          </table:table-cell>
          <table:table-cell table:style-name="Table1.D2" office:value-type="string">
            <text:p text:style-name="Table_20_Contents">70 HashTable IndexFile</text:p>
          </table:table-cell>
        </table:table-row>
        <table:table-row>
          <table:table-cell table:style-name="Table1.A2" office:value-type="string">
            <text:p text:style-name="P5">Range Search</text:p>
          </table:table-cell>
          <table:table-cell table:style-name="Table1.A2" office:value-type="string">
            <text:p text:style-name="Table_20_Contents">348</text:p>
          </table:table-cell>
          <table:table-cell table:style-name="Table1.A2" office:value-type="string">
            <text:p text:style-name="Table_20_Contents">147492</text:p>
          </table:table-cell>
          <table:table-cell table:style-name="Table1.D2" office:value-type="string">
            <text:p text:style-name="Table_20_Contents">345(Used B-Tree of [key_data] instead of IndexFile as per implementation details)</text:p>
          </table:table-cell>
        </table:table-row>
      </table:table>
      <text:p text:style-name="P1"/>
      <text:p text:style-name="P1">This design report includes the following features:</text:p>
      <text:list xml:id="list4759003551" text:style-name="L1">
        <text:list-item>
          <text:p text:style-name="P10"><text:s/>Table of Times for Each Query done four times and averaged in Microseconds(Above)</text:p>
        </text:list-item>
      </text:list>
      <text:list xml:id="list146410248" text:style-name="L2">
        <text:list-item>
          <text:p text:style-name="P11">Program Launch Information</text:p>
        </text:list-item>
        <text:list-item>
          <text:p text:style-name="P15"><text:s/>A Brief Description of Each of the Six Major Programs</text:p>
        </text:list-item>
        <text:list-item>
          <text:p text:style-name="P15">A Brief Description of any Important Helper Functions</text:p>
        </text:list-item>
        <text:list-item>
          <text:p text:style-name="P15">Conclusion</text:p>
          <text:p text:style-name="P11"/>
        </text:list-item>
      </text:list>
      <text:list xml:id="list2093295348" text:style-name="L3">
        <text:list-item>
          <text:p text:style-name="P16">Program Launch Information</text:p>
        </text:list-item>
      </text:list>
      <text:p text:style-name="P1">When a user enters in mydbtest ‘indexfile’ or mydbtest ‘btree’ or mydbtest ‘hash’, it will launch the program project2.py, and it will pass along this argument into the project2.py into its sys.argv[1]. The program argument – either ‘btree’, ‘indexfile’, or ‘hash’ is stored inside of the class’s attribute called self.DBTest. <text:s/></text:p>
      <text:p text:style-name="P1">However, if a user enters any value into mydbtest besides the ‘indexfile’, ‘btree’, or ‘hash’, the program will not launch.</text:p>
      <text:p text:style-name="P1"/>
      <text:list xml:id="list860777658" text:continue-numbering="true" text:style-name="L3">
        <text:list-item>
          <text:p text:style-name="P16"><text:soft-page-break/>Brief Description of the Six Major Programs</text:p>
        </text:list-item>
      </text:list>
      <text:list xml:id="list734895783" text:style-name="L4">
        <text:list-item>
          <text:p text:style-name="P18">Create and Populate a Database – createDB() function</text:p>
          <text:p text:style-name="P12">The user is not prompted to specify the type of the database as this was already specified when mydbtest was launched. Therefore, the program reads from self.DBTest to get the program argument. </text:p>
          <text:p text:style-name="P12">If the program argument passed in was Btree, then:</text:p>
          <text:p text:style-name="P12">A Btree database is created in bsddb3, and regardless of if the Btree database exists, it is either overwritten using the “n” flag, or it is created from scratch. This is to prevent any possible inconsistencies with the program.</text:p>
          <text:p text:style-name="P12">If the program argument passed in was Hash, then:</text:p>
          <text:p text:style-name="P12">A HashTable database is created in bsddb3, and regardless of if the HashTable database exists, it is either overwritten using the “n” flag, or it is created from scratch. This is to prevent any possible inconsistencies with the program.</text:p>
          <text:p text:style-name="P12">If the program argument passed in was IndexFile, then:</text:p>
          <text:p text:style-name="P12">Two databases are created – A primary Btree database with [key, data] records, and a secondary HashTable database with [data, key] records. The reason for these choices is as follows:</text:p>
          <text:p text:style-name="P12">A HashTable will generally be faster for random key searches, which makes it an ideal candidate for the secondary database since it will not need to perform any ranged searches. The Btree database is better at ranged searches than the HashTable database, and therefore the Btree database has been selected as the primary database.</text:p>
          <text:p text:style-name="P12">Furthermore, the IndexFile is created this way:</text:p>
          <text:p text:style-name="P12">IndexFile[data] = key1||key2||key3||key4, so each key is separated by a delimiter called "||" and therefore only one record retrieval can retrieve all keys that have a particular piece of data. If there is only one key that uses a particular piece of data then the key is stored this way:</text:p>
          <text:p text:style-name="P12">IndexFile[data] = key. Because the delimiters “||” are not found in the database, this poses an optimal solution where we can retrieve hundreds of keys at one time in record speed pertaining to one piece of data.</text:p>
        </text:list-item>
      </text:list>
      <text:p text:style-name="P1"><text:tab/>Note the file names and paths are as follows:</text:p>
      <text:p text:style-name="P1"><text:tab/>./tmp/bpharris_db/sample_db → This is the primary database(BTree or HashTable)</text:p>
      <text:p text:style-name="P1"><text:tab/>./tmp/bpharris_db/indexfile → This is the indexfile database(HashTable)</text:p>
      <text:list xml:id="list2005730109" text:continue-numbering="true" text:style-name="L4">
        <text:list-item>
          <text:p text:style-name="P18">Retrieve Records Given a Key – retrieveRecordKey() function</text:p>
          <text:p text:style-name="P12">In this program, a key is inputted from the user. Then, the record is retrieved through key access in the Primary Database, and a time is recorded in microseconds for the duration of this record retrieval.</text:p>
          <text:p text:style-name="P12">If the program argument passed in was Btree, then:</text:p>
          <text:p text:style-name="P12">The key is inputted and selected from the Btree database, then the timer begins(by calling self.recordTime(), and it retrieves the record based upon that key, and the timer then stops after this record is retrieved(by calling self.stopTime()). At this point, the time in microseconds is printed out for the user. The file “answers” is written to with the first line being the key, the next line being the data, and the last line being a blank line. This is done by calling <text:soft-page-break/>self.recordAnswer()</text:p>
          <text:p text:style-name="P12">If the program argument passed in was HashTable, then:</text:p>
          <text:p text:style-name="P12">The key is inputted and selected from the HashTable database, then the timer begins(by calling self.recordTime(), and it retrieves the record based upon that key, and the timer then stops after this record is retrieved(by calling self.stopTime()). At this point, the time in microseconds is printed out for the user. The file “answers” is written to with the first line being the key, the next line being the data, and the last line being a blank line. This is done by calling self.recordAnswer()</text:p>
          <text:p text:style-name="P12">If the program argument passed in was indexfile, then:</text:p>
          <text:p text:style-name="P12"><text:s/>The key is inputted and selected from the primary BTree database, and everything is done the exact same as if the user had elected ‘Btree’ database.</text:p>
          <text:p text:style-name="P12">Note: the secondary hashtable database is not accessed in this type of query as there is no reason to query a database by a key for a database that is stored as [data, keys], and is sorted by data as opposed to keys.</text:p>
        </text:list-item>
        <text:list-item>
          <text:p text:style-name="P12"><text:span text:style-name="T1">Retrieve Records Given Data – retrieveRecordData() function</text:span></text:p>
          <text:p text:style-name="P12">In this program, the user inputs data. Then, the time begins to record when the data of the record is then queried for access. The time does not stop recording until all of the data is retrieved – including duplicates.</text:p>
          <text:p text:style-name="P12">The program can take two possible pathways:</text:p>
          <text:p text:style-name="P18">Pathway 1) DBType as specifeid in sys.argv[1] is not “indexfile”:</text:p>
          <text:p text:style-name="P12">If the program argument passed in was Btree, then:</text:p>
          <text:p text:style-name="P12">The data is inputted from the user. Then the timer begins (by calling self.recordTime()), and it begins a sequential search for all records matching the data inside of the BTree database. It does this by testing all keys in the database and then checking if their data matches the already retrieved data. Each individual record is returned using the self.retrieveKeyDataOther() function. <text:s/>Essentially, it needs to do a key search on every single record in the database to test if the record’s data matches the requested data until the database has run out of records. The timer then stops(by calling self.stopTime()) after all records pertaining to the specific data have been retrieved. The file “answers” is written to answers (by calling self.recordAnswerIndex() which prints the key and data to answers for each record in the list of records retrieved) including all records retrieved consisting of the first line being the key, the next line being the data, and the last line being a blank line. </text:p>
          <text:p text:style-name="P12">If the program argument passed in was HashTable, then:</text:p>
          <text:p text:style-name="P12">The data is inputted from the user. Then the timer begins(by calling self.recordTime()), and it begins a sequential search for all records matching the data inside of the HashTable database. It does this by testing all keys in the database and then checking if their data matches the already retrieved data. Each individual record is returned using the self.retrieveKeyDataOther() function. <text:s/>Essentially, it needs to do a key search on every single record in the database to test if the record’s data matches the requested data until the database has run out of records. The timer then stops(by calling self.stopTime()) after all records pertaining to the specific data have been retrieved. The file “answers” is written to answers (by calling self.recordAnswerIndex() which prints the key and data to answers for each record in the list of records retrieved) <text:s/>including all records retrieved consisting of the first line being the key, the next line being the data, and the <text:soft-page-break/>last line being a blank line. </text:p>
          <text:p text:style-name="P18">Pathway 2) DBType as specified in sys.argv[1] is “indexfile”</text:p>
          <text:p text:style-name="P12">If the program argument passed in was IndexFile then:</text:p>
          <text:p text:style-name="P12">In this case, we simply do a get(data) function call on the HashTable IndexFile DB whereby we retrieve the record based on the data entered(which is the key of the indexfile). We retrieve the following single record for all pieces of data in the indexfile DB:</text:p>
        </text:list-item>
      </text:list>
      <text:p text:style-name="P1"><text:tab/>IndexFile[Data] = Key1||Key2||Key3||Key4</text:p>
      <text:p text:style-name="P1"><text:s/><text:tab/>Next we split the keys into a list, and we record to answers:<text:line-break/><text:tab/>Key, Data, Blank Line, for each key in each record. </text:p>
      <text:p text:style-name="Standard"/>
      <text:list xml:id="list450982624" text:style-name="L5">
        <text:list-item>
          <text:p text:style-name="P7">Ranged Search – rangedSearch() function:</text:p>
          <text:p text:style-name="P6">This program retrieves a number of records in between two given keys, inclusive. The keys are given by the user input, and they are <text:span text:style-name="T3">starting key</text:span><text:span text:style-name="T4"> </text:span>and <text:span text:style-name="T3">ending key</text:span>.</text:p>
          <text:p text:style-name="P6">The program works as follows:</text:p>
          <text:p text:style-name="P6">If “Btree” is selected, then the timer begins (by calling self.recordTime()) and then self.rangeSearch() is called, and the cursor is set to the starting key using cursor.set_range(startingKey), and it keeps calling cursor.next() and retrieving records from the Btree database until the cursor encounters the endkey – at which point the timer ends (by calling self.stopTime()). Time elapsed for all record retrieval is given in microseconds.</text:p>
          <text:p text:style-name="P6">Only the Btree database is used in this case.</text:p>
          <text:p text:style-name="P6"/>
          <text:p text:style-name="P6">If “HashTable” is selected, it will start the search at the very beginning of the database and goes all the way to the end of the database by calling cursor.next(). Along the way if it encounters keys that lie in between the starting key and ending key inclusive, it will retrieve those records from the Hash Table database. Once it reaches the end of the database, it stops. Only the HashTable database is used. The timer works the same way.</text:p>
          <text:p text:style-name="P13"/>
          <text:p text:style-name="P13"><text:tab/>If “IndexFile” is selected, then it works the same as Btree. In this case, we do not use the <text:tab/>seconary database IndexFile, and we only use the Primary Btree Database. The reason <text:tab/>for this is that the Btree database is sorted by keys, and the secondary database is a <text:tab/>hashtable which has the Btree’s keys as data and Btree’s data as keys.</text:p>
          <text:p text:style-name="P13"><text:tab/>The timer works the same way.</text:p>
          <text:p text:style-name="P8"><text:tab/>All retrieved records are written to “answers” in the same format as the others.</text:p>
        </text:list-item>
      </text:list>
      <text:p text:style-name="P1"><text:tab/>This function uses a helper function called rangedSearch to perform its tasks. See helper <text:tab/>functions at bottom for more information.</text:p>
      <text:list xml:id="list1984594489" text:style-name="L6">
        <text:list-item>
          <text:p text:style-name="P19">Destroy Database – destroyDB() function:</text:p>
          <text:p text:style-name="P14">This program closes the database(s) that may have been generated through the program. Db1 if there is a btree or hashtable program argument, and db2 if there is an indexfile argument.</text:p>
          <text:p text:style-name="P14">After the database(s) are closed, then there is an os system call to delete the database(s).</text:p>
        </text:list-item>
        <text:list-item>
          <text:p text:style-name="P19">Quit</text:p>
        </text:list-item>
      </text:list>
      <text:p text:style-name="P1"><text:tab/>This program simply closes the cursor, truncates “answers” to nothing, removes the database folder, and then closes the program.</text:p>
      <text:p text:style-name="P1"><text:soft-page-break/></text:p>
      <text:list xml:id="list1850188087" text:continue-list="list860777658" text:style-name="L3">
        <text:list-item>
          <text:p text:style-name="P16">Brief Description of some of the Helper Functions Used</text:p>
          <text:p text:style-name="P21">openDatabases:</text:p>
          <text:p text:style-name="P21">Primarily called after generating databases, but may also be called if a user went to a non-generate DB function before generating a DB.</text:p>
          <text:p text:style-name="P21">Essentially it opens Dbs in this manner:</text:p>
          <text:p text:style-name="P21">Primary DB is always ./tmp/bpharris_db/sample_db</text:p>
          <text:p text:style-name="P21">Secondary DB is always ./tmp/bpharris_db/indexfile</text:p>
          <text:p text:style-name="P21">Note: The database types are dependent upon the argument passed into project2.py's sys.argv[1] paramter. Also, the secondary DB or indexfile Is only opened if the argument passed in was “indexfile”</text:p>
          <text:p text:style-name="P21"/>
          <text:p text:style-name="P21">The time is recorded and stopped as follows:</text:p>
          <text:p text:style-name="P21">First, self.recordTime() is called --&gt; This just sets self.currentTime = datetime.datetime.now() </text:p>
          <text:p text:style-name="P21">Then an operation is performed(such as a single key search or a large partial ranged search). Then self.stopTime() is called --&gt; this just gets the current time now, and subtracts self.currentTime to get the total elapsed time. </text:p>
          <text:p text:style-name="P21">The elapsed time is then printed out in microseconds by using datetime.datetime.now().</text:p>
          <text:p text:style-name="P21">cleanUpBinary:</text:p>
          <text:p text:style-name="P21">This function works the same way as decoding – essentially it strips the b ‘ tags from the given keys and data retrieved in bsddb3. It does this by using index slicing for strings in python.</text:p>
          <text:p text:style-name="P21">After the b ‘ has been stripped from the strings, the key and data are returned as strings.</text:p>
          <text:p text:style-name="P21">retrieveRecord2:</text:p>
          <text:p text:style-name="P21">This function simply returns a record in key, data format as follows:</text:p>
          <text:p text:style-name="P21">It calls the db1.get(key) function, which returns a record given a key.</text:p>
          <text:p text:style-name="P21">retrieveKeyDataOther:</text:p>
          <text:p text:style-name="P21">This function returns record(s) given a piece of data from a non-indexfile DB, then the record(s) are appended to a list called result_set, and the cursor is then re-set to the next location as needed. Essentially, a sequential search is performed throughout the entire DB in order to return all duplicate records pertaining to a piece of data in the DB.</text:p>
          <text:p text:style-name="P21">retrieveKey3:</text:p>
          <text:p text:style-name="P21">This function returns record(s) given a piece of data from an indexfile DB. It simply performs a get(data) function call on the indexfile, which results in [data] = key1||key2||key3. A python list split function is called, which splits the string into a list separated by || delimiters, and then these lists are then parsed into the proper format for record answers.</text:p>
          <text:p text:style-name="P21">answersOpen:</text:p>
          <text:p text:style-name="P21">This function simply opens file “answers” in append mode every time a new function is called. This is done so that the previous changes can be written to the “answers” file every time a <text:soft-page-break/>function may have been called.</text:p>
          <text:p text:style-name="P21">customPut:</text:p>
          <text:p text:style-name="P21">This function helps create the indexfile. Assuming that a piece of value is already in the indexfile, then customPut will do db3[data] = db3[key] concatenated with || and then concatenated with the newest key. Of course, in an indexfile, it is viewed as db3[key] = db3[key]+||+data, so that is the way it is represented in the function.</text:p>
        </text:list-item>
      </text:list>
      <text:p text:style-name="P20"><text:tab/>recordAnswer:</text:p>
      <text:p text:style-name="P20"><text:tab/>Given a list of strings, writes the list to “answers”</text:p>
      <text:p text:style-name="P20"><text:tab/>rangedSearch:</text:p>
      <text:p text:style-name="P20"><text:s text:c="4"/><text:tab/>Gets starting key and ending key and then calls rangeSearch function </text:p>
      <text:p text:style-name="P20"><text:s text:c="4"/><text:tab/>and times it and will write records found in range to answers file, and</text:p>
      <text:p text:style-name="P20"><text:s text:c="4"/><text:tab/>prints the number of records found and the time it took.</text:p>
      <text:p text:style-name="P20"><text:s text:c="4"/></text:p>
      <text:list xml:id="list533446719" text:continue-numbering="true" text:style-name="L3">
        <text:list-header>
          <text:p text:style-name="P21"/>
        </text:list-header>
      </text:list>
      <text:list xml:id="list1208154097" text:style-name="L7">
        <text:list-item>
          <text:p text:style-name="P17">Conclusion</text:p>
        </text:list-item>
      </text:list>
      <text:p text:style-name="P2">This assignment introduced us to file structures such as BTree and HashTable, access operations and their performances. We learned how to use different file structures for different applications, and to analyze the performance differences of each file structure. In addition, we were able to learn more about how databases might work in the real world especially in terms of having index files for fast lookups given data rather than keys. We were also able to get good experience using Berkeley DB, one of the most popular embedded database management systems. Because of our experiences with this project, we are now able to make more informed decisions about our file structure choices within databases in the future, and we can work with database systems more effectively as a res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Harrison</meta:initial-creator>
    <meta:creation-date>2014-03-31T13:36:57</meta:creation-date>
    <dc:date>2014-04-08T02:22:22</dc:date>
    <meta:editing-duration>PT3H45M21S</meta:editing-duration>
    <meta:editing-cycles>66</meta:editing-cycles>
    <meta:generator>LibreOffice/3.5$Linux_X86_64 LibreOffice_project/350m1$Build-2</meta:generator>
    <meta:document-statistic meta:table-count="2" meta:image-count="2" meta:object-count="0" meta:page-count="6" meta:paragraph-count="119" meta:word-count="2481" meta:character-count="14248" meta:non-whitespace-character-count="12493"/>
  </office:meta>
</office:document-meta>
</file>